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Raleway" svg:font-family="Raleway, proxima-nova, Arial, Helvetica, sans-serif"/>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ook antiqua"/>
    </style:style>
    <style:style style:name="P2" style:family="paragraph" style:parent-style-name="Standard">
      <style:paragraph-properties fo:text-align="center" style:justify-single-word="false"/>
      <style:text-properties style:font-name="Book antiqua"/>
    </style:style>
    <style:style style:name="P3" style:family="paragraph" style:parent-style-name="Standard">
      <style:paragraph-properties fo:text-align="start" style:justify-single-word="false"/>
      <style:text-properties style:font-name="Book antiqua"/>
    </style:style>
    <style:style style:name="P4" style:family="paragraph" style:parent-style-name="Standard">
      <style:text-properties style:font-name="Book antiqua" fo:font-weight="bold" style:font-weight-asian="bold" style:font-weight-complex="bold"/>
    </style:style>
    <style:style style:name="P5" style:family="paragraph" style:parent-style-name="Standard">
      <style:paragraph-properties fo:text-align="center" style:justify-single-word="false"/>
      <style:text-properties style:font-name="Book antiqua" fo:font-weight="bold" style:font-weight-asian="bold" style:font-weight-complex="bold"/>
    </style:style>
    <style:style style:name="P6" style:family="paragraph" style:parent-style-name="Standard">
      <style:paragraph-properties fo:text-align="start" style:justify-single-word="false"/>
      <style:text-properties style:font-name="Book antiqua" fo:font-size="12pt" style:font-size-asian="12pt" style:font-size-complex="12pt"/>
    </style:style>
    <style:style style:name="P7" style:family="paragraph" style:parent-style-name="Standard">
      <style:text-properties style:font-name="Book antiqua"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properties style:font-name="Book antiqua" fo:font-size="11pt" style:font-size-asian="11pt" style:font-size-complex="11pt"/>
    </style:style>
    <style:style style:name="P9" style:family="paragraph" style:parent-style-name="Standard">
      <style:paragraph-properties fo:text-align="center" style:justify-single-word="false"/>
      <style:text-properties style:font-name="Book antiqua"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Book antiqua"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Book antiqua" fo:font-size="14pt" style:font-size-asian="14pt" style:font-size-complex="14pt"/>
    </style:style>
    <style:style style:name="P12" style:family="paragraph" style:parent-style-name="Standard">
      <style:paragraph-properties fo:text-align="center" style:justify-single-word="false"/>
      <style:text-properties fo:font-variant="normal" fo:text-transform="none" fo:color="#808080" style:font-name="Book antiqua" fo:font-size="14pt" fo:letter-spacing="normal" fo:font-style="normal" fo:font-weight="bold"/>
    </style:style>
    <style:style style:name="P13" style:family="paragraph" style:parent-style-name="Standard">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center" style:justify-single-word="false"/>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15" style:family="paragraph" style:parent-style-name="Standard">
      <style:text-properties fo:font-variant="normal" fo:text-transform="none" fo:color="#000000" style:font-name="Book antiqua" fo:font-size="12pt" fo:letter-spacing="normal" fo:font-style="normal" fo:font-weight="bold" style:font-name-asian="ArialMT" style:font-size-asian="12pt" style:font-weight-asian="bold" style:font-name-complex="ArialMT" style:font-size-complex="12pt" style:font-weight-complex="bold"/>
    </style:style>
    <style:style style:name="P16" style:family="paragraph" style:parent-style-name="Standard">
      <style:paragraph-properties fo:text-align="center" style:justify-single-word="false"/>
      <style:text-properties fo:font-variant="normal" fo:text-transform="none" fo:color="#ff6600" style:font-name="Book antiqua" fo:font-size="12pt" fo:letter-spacing="normal" fo:font-style="normal" fo:font-weight="bold" style:font-name-asian="ArialMT" style:font-size-asian="12pt" style:font-weight-asian="bold" style:font-name-complex="ArialMT" style:font-size-complex="12pt" style:font-weight-complex="bold"/>
    </style:style>
    <style:style style:name="P17" style:family="paragraph" style:parent-style-name="Standard">
      <style:text-properties fo:font-variant="normal" fo:text-transform="none" fo:color="#333333" style:font-name="Helvetica Neue" fo:font-size="13.5pt" fo:letter-spacing="normal" fo:font-style="normal"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start" style:justify-single-word="false"/>
    </style:style>
    <style:style style:name="P19" style:family="paragraph" style:parent-style-name="Standard">
      <style:text-properties fo:color="#000000" style:font-name="Book antiqua"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style:font-name="ArialMT" fo:font-size="13pt" style:font-name-asian="ArialMT" style:font-size-asian="13pt" style:font-name-complex="ArialMT" style:font-size-complex="13pt"/>
    </style:style>
    <style:style style:name="P22" style:family="paragraph" style:parent-style-name="Standard">
      <style:paragraph-properties fo:text-align="center" style:justify-single-word="false"/>
      <style:text-properties fo:color="#ff6600" style:font-name="Book antiqua" fo:font-size="11pt" fo:font-weight="bold" style:font-size-asian="11pt" style:font-weight-asian="bold" style:font-size-complex="11pt" style:font-weight-complex="bold"/>
    </style:style>
    <style:style style:name="P23" style:family="paragraph" style:parent-style-name="Standard" style:list-style-name="L1">
      <style:paragraph-properties fo:text-align="center" style:justify-single-word="false"/>
      <style:text-properties style:font-name="Book antiqua"/>
    </style:style>
    <style:style style:name="P24" style:family="paragraph" style:parent-style-name="Standard" style:list-style-name="L2">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center" style:justify-single-word="false"/>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26" style:family="paragraph" style:parent-style-name="Standard" style:list-style-name="L2">
      <style:paragraph-properties fo:text-align="center" style:justify-single-word="false"/>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center" style:justify-single-word="false"/>
      <style:text-properties fo:color="#ff6600" style:font-name="Book antiqua" fo:font-size="11pt" fo:font-weight="bold" style:font-size-asian="11pt" style:font-weight-asian="bold" style:font-size-complex="11pt" style:font-weight-complex="bold"/>
    </style:style>
    <style:style style:name="T1" style:family="text">
      <style:text-properties fo:font-variant="normal" fo:text-transform="none" fo:color="#000000" style:font-name="Book antiqua" fo:font-size="12pt" fo:letter-spacing="normal" fo:font-style="normal" fo:font-weight="normal" style:font-size-asian="12pt" style:font-size-complex="12pt"/>
    </style:style>
    <style:style style:name="T2" style:family="text">
      <style:text-properties fo:font-variant="normal" fo:text-transform="none" fo:color="#000000" style:font-name="Book antiqua" fo:font-size="12pt" fo:letter-spacing="normal" fo:font-style="normal" fo:font-weight="normal" style:font-name-asian="ArialMT" style:font-size-asian="12pt" style:font-weight-asian="normal" style:font-name-complex="ArialMT" style:font-size-complex="12pt" style:font-weight-complex="normal"/>
    </style:style>
    <style:style style:name="T3" style:family="text">
      <style:text-properties fo:font-variant="normal" fo:text-transform="none" fo:color="#000000" style:font-name="Book antiqua" fo:font-size="12pt" fo:letter-spacing="normal" fo:font-style="normal" fo:font-weight="bold" style:font-name-asian="ArialMT" style:font-size-asian="12pt" style:font-weight-asian="bold" style:font-name-complex="ArialMT" style:font-size-complex="12pt" style:font-weight-complex="bold"/>
    </style:style>
    <style:style style:name="T4" style:family="text">
      <style:text-properties fo:font-variant="normal" fo:text-transform="none" fo:color="#000000" style:text-line-through-style="none" style:font-name="Book antiqua" fo:font-size="12pt" fo:letter-spacing="normal" fo:font-style="normal" style:text-underline-style="none" fo:font-weight="normal" style:text-blinking="false" fo:background-color="transparent" style:font-name-asian="ArialMT" style:font-size-asian="12pt" style:font-weight-asian="normal" style:font-name-complex="ArialMT" style:font-size-complex="12pt" style:font-weight-complex="normal"/>
    </style:style>
    <style:style style:name="T5" style:family="text">
      <style:text-properties fo:font-variant="normal" fo:text-transform="none" fo:color="#000000" fo:font-size="12pt" fo:letter-spacing="normal" fo:font-style="normal" fo:font-weight="normal" style:font-size-asian="12pt" style:font-size-complex="12pt"/>
    </style:style>
    <style:style style:name="T6" style:family="text">
      <style:text-properties fo:font-variant="normal" fo:text-transform="none" fo:color="#333333" style:font-name="Book antiqua" fo:font-size="11.25pt" fo:letter-spacing="normal" fo:font-style="normal" fo:font-weight="normal"/>
    </style:style>
    <style:style style:name="T7" style:family="text">
      <style:text-properties fo:font-variant="normal" fo:text-transform="none" fo:letter-spacing="normal" fo:font-style="normal" style:font-name-asian="ArialMT" style:font-name-complex="ArialMT"/>
    </style:style>
    <style:style style:name="T8" style:family="text">
      <style:text-properties fo:font-weight="bold" style:font-weight-asian="bold" style:font-weight-complex="bold"/>
    </style:style>
    <style:style style:name="T9" style:family="text">
      <style:text-properties style:font-name="Book antiqua"/>
    </style:style>
    <style:style style:name="T10" style:family="text">
      <style:text-properties style:font-name="Book antiqua" fo:font-weight="bold" style:font-weight-asian="bold" style:font-weight-complex="bold"/>
    </style:style>
    <style:style style:name="T11" style:family="text">
      <style:text-properties style:font-name="Book antiqua" fo:font-size="12pt" style:font-size-asian="12pt" style:font-size-complex="12pt"/>
    </style:style>
    <style:style style:name="T12" style:family="text">
      <style:text-properties style:font-name-asian="ArialMT" style:font-name-complex="ArialMT"/>
    </style:style>
    <style:style style:name="T13" style:family="text">
      <style:text-properties fo:font-size="12pt" style:font-size-asian="12pt" style:font-size-complex="12pt"/>
    </style:style>
    <style:style style:name="T14" style:family="text">
      <style:text-properties fo:color="#ff6600"/>
    </style:style>
    <style:style style:name="T15" style:family="text">
      <style:text-properties fo:color="#ff6600" style:font-name="Book antiqua"/>
    </style:style>
    <style:style style:name="T16" style:family="text">
      <style:text-properties fo:color="#ff6600" style:font-name="Book antiqua" fo:font-weight="bold" style:font-weight-asian="bold" style:font-weight-complex="bold"/>
    </style:style>
    <style:style style:name="T17" style:family="text">
      <style:text-properties fo:color="#ff6600" fo:font-weight="bold" style:font-weight-asian="bold" style:font-weight-complex="bold"/>
    </style:style>
    <style:style style:name="T18" style:family="text">
      <style:text-properties fo:color="#333333" style:font-name="Raleway" fo:font-size="11.2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All you need to teach anytime, anywhere</text:p>
      <text:p text:style-name="P2"><text:s/>E-Leaning Platform – Learning Management System</text:p>
      <text:list xml:id="list6868422181181576608" text:style-name="L1">
        <text:list-item>
          <text:p text:style-name="P23">Virtual live class with interactive whiteboard for real-time tutoring</text:p>
          <text:p text:style-name="P23">All in one place <text:span text:style-name="T17">(Slide show image)</text:span></text:p>
        </text:list-item>
      </text:list>
      <text:p text:style-name="P2"/>
      <text:p text:style-name="P2">Find out more! <text:span text:style-name="T14">(link to 3 main cores)</text:span></text:p>
      <text:p text:style-name="P2"/>
      <text:p text:style-name="P2"/>
      <text:p text:style-name="P11">The first International Online Muslim tutoring platform</text:p>
      <text:p text:style-name="P2">Our no-gender mixing system provide a safe learning environment</text:p>
      <text:p text:style-name="P2">The best way to enjoy teaching is to teach in harmony with Islam <text:span text:style-name="T14">(Slide show image)</text:span></text:p>
      <text:p text:style-name="P2"/>
      <text:p text:style-name="P2">See our features <text:span text:style-name="T14">(Link to features)</text:span></text:p>
      <text:p text:style-name="P2"/>
      <text:p text:style-name="P2"/>
      <text:p text:style-name="P11">Access and organise your own private site.</text:p>
      <text:p text:style-name="P2">Create, manage and sell your courses and live classes</text:p>
      <text:p text:style-name="P2">Connect to students all over the world</text:p>
      <text:p text:style-name="P2">We are here to help you! <text:span text:style-name="T14">(Slide show image)</text:span></text:p>
      <text:p text:style-name="P2"/>
      <text:p text:style-name="P2">Become a tutor <text:span text:style-name="T14">(Link to features)</text:span></text:p>
      <text:p text:style-name="P2"/>
      <text:p text:style-name="P2"/>
      <text:p text:style-name="P2"/>
      <text:p text:style-name="P2"/>
      <text:p text:style-name="P2"/>
      <text:p text:style-name="P2"/>
      <text:p text:style-name="P2"/>
      <text:p text:style-name="P2"/>
      <text:p text:style-name="P2"/>
      <text:p text:style-name="P2"/>
      <text:p text:style-name="P2">SLIDESHO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ur platform provides the 3 main cores for a successful online tutoring</text:p>
      <text:p text:style-name="P2">Nowhere else should you find them with no subscription fees</text:p>
      <text:p text:style-name="P3"/>
      <text:p text:style-name="P18"><text:span text:style-name="T16">(Icon)</text:span><text:span text:style-name="T10">E-Learning platform</text:span><text:span text:style-name="T9"> <text:s text:c="4"/>Cloud-based private portal filled with dynamic courses. You are offered with no subscription fees all the tools to create interactive courses . Organize and display your courses the way you want. Y</text:span><text:span text:style-name="T6">ou can easily create, manage and publish courses in just a few clicks.</text:span></text:p>
      <text:p text:style-name="P5"/>
      <text:p text:style-name="P20"/>
      <text:p text:style-name="P3"><text:span text:style-name="T16">(Icon)</text:span><text:span text:style-name="T8">Learning <text:s/>Management System <text:s/></text:span>The best made-to-measure software designed <text:s/>to be a secured platform for male and female tutors hoping to reach students all over the world. Our system is available in Arabic, English and French languages providing great <text:span text:style-name="T8">features</text:span> included but not limited to;<text:span text:style-name="T13"> <text:s/></text:span><text:span text:style-name="T5">Course builders, Self-Pace Courses, Assignments, Homework, Test, Quizzes, Resource Libraries, Grading, <text:s/>Internal Messages, Notifications...</text:span></text:p>
      <text:p text:style-name="P2"/>
      <text:p text:style-name="P3"/>
      <text:p text:style-name="P18"><text:span text:style-name="T16">(Icon)</text:span><text:span text:style-name="T10"> Virtual live class</text:span><text:span text:style-name="T9"> <text:s/>Live collaboration with integrated whiteboard built-in your tutor account for you to launch in an instant! <text:s/>Assign each course its live class holding more than 20 languages where <text:s/>invited students access. </text:span><text:span text:style-name="T1">Use pointers, checkers to focus your attendees' attention and manage permissions. </text:span><text:span text:style-name="T11">Provide the best online tutoring performance by sharing live audios, chat, slides, desktop, optional webcam and more...</text:span></text:p>
      <text:p text:style-name="P6"/>
      <text:p text:style-name="P3"/>
      <text:p text:style-name="P2">Our system is user friendly</text:p>
      <text:p text:style-name="P2">No technical background required to learn and teach</text:p>
      <text:p text:style-name="P2"/>
      <text:p text:style-name="P2">Anytime you need support to use your account, we will be there to help! <text:span text:style-name="T14">(present it the best)</text:span></text:p>
      <text:p text:style-name="P3"/>
      <text:p text:style-name="P1"/>
      <text:p text:style-name="P1"/>
      <text:p text:style-name="P2"><text:line-break/>How Sahih Classrooms charges its Management costs ?</text:p>
      <text:p text:style-name="P2"/>
      <text:p text:style-name="P3"><text:span text:style-name="T17">(Icon)</text:span><text:span text:style-name="T8">Individual tutors</text:span> : Sahih Classrooms management costs are only triggered when you sell and deliver courses. Apply and create you private environment for free!</text:p>
      <text:p text:style-name="P2"/>
      <text:p text:style-name="P3"><text:span text:style-name="T17">(Icon)</text:span><text:span text:style-name="T8">Institution</text:span> : Choose your group account language, register your tutors and manage them through our platform. Each member of your team will be granted an individual tutor profile. An admin control is given to the manager to check all the team without subscription fees!</text:p>
      <text:p text:style-name="P3"/>
      <text:p text:style-name="P3"><text:span text:style-name="T17">(Icon)</text:span><text:span text:style-name="T8">Association</text:span> : <text:s/>Do you teach <text:s/>Quran, tajweed or Arabic language for free alone or as a team? <text:s/>Please contact us. If you are selected, we offer you free access to our full management system to provide free courses to students.</text:p>
      <text:p text:style-name="P3"/>
      <text:p text:style-name="P8"><text:span text:style-name="T17">(IconCross) </text:span>No hidden fees, <text:span text:style-name="T17">(Iconcross)</text:span> No subscription fees, <text:span text:style-name="T17">(IconCheck)</text:span> No courses = No costs</text:p>
      <text:p text:style-name="P1"><text:tab/><text:tab/><text:tab/><text:tab/></text:p>
      <text:p text:style-name="P4"><text:soft-page-break/><text:tab/><text:tab/></text:p>
      <text:p text:style-name="P5">(Branding service : Do you need to customise your account? Choose your look with your own logo, theme and colors? Or integrate our Learning Management Software to your own website? Please contact us for quotation) <text:span text:style-name="T14">Only add if there is some space on the page</text:span></text:p>
      <text:p text:style-name="P5"/>
      <text:p text:style-name="P5"/>
      <text:p text:style-name="P2"/>
      <text:p text:style-name="P1"/>
      <text:p text:style-name="P1"/>
      <text:p text:style-name="P1"/>
      <text:p text:style-name="P1"/>
      <text:p text:style-name="P2">Sahih Classrooms with its integrated software helps you excel as a tutor.</text:p>
      <text:p text:style-name="P2"/>
      <text:p text:style-name="P9">Administration services Include</text:p>
      <text:p text:style-name="P21"/>
      <text:p text:style-name="P1"><text:s/></text:p>
      <text:p text:style-name="P1">Administration support <text:s text:c="7"/>Marketplace <text:s text:c="5"/><text:span text:style-name="T8">Guaranteed payments</text:span> <text:s text:c="10"/>Technical support <text:s text:c="5"/></text:p>
      <text:p text:style-name="P1"/>
      <text:p text:style-name="P1"><text:s/>Marketing <text:s text:c="9"/>secured database <text:s text:c="11"/>Transaction fees <text:s text:c="11"/><text:span text:style-name="T8">Individual/group tutoring</text:span></text:p>
      <text:p text:style-name="P1"/>
      <text:p text:style-name="P1"><text:s text:c="2"/></text:p>
      <text:p text:style-name="P1"/>
      <text:p text:style-name="P10">Software Features</text:p>
      <text:p text:style-name="P22"/>
      <text:p text:style-name="P22">(written small see picture features layout example)</text:p>
      <text:p text:style-name="P1"/>
      <text:p text:style-name="P7"><text:span text:style-name="T15">(Icon)</text:span>Private environment</text:p>
      <text:p text:style-name="P19"><text:span text:style-name="T12">Enabling educators to create their own private website filled with dynamic courses that </text:span><text:span text:style-name="T7">extend learning, anytime, anywhere</text:span></text:p>
      <text:p text:style-name="P13"/>
      <text:p text:style-name="P12"/>
      <text:p text:style-name="P15"><text:span text:style-name="T15">(Icon)</text:span>Accessibility</text:p>
      <text:p text:style-name="P13">Integrated sofware designed to be responsive and accessible, the interface is easy to navigate on both desktop and mobile devices</text:p>
      <text:p text:style-name="P13"/>
      <text:p text:style-name="P13"/>
      <text:p text:style-name="P15"><text:span text:style-name="T15">(Icon)</text:span>Cloud storage service</text:p>
      <text:p text:style-name="P13">Convenient file management to Drag and drop files from cloud storage services including MS OneDrive, Dropbox and Google Drive.</text:p>
      <text:p text:style-name="P13"/>
      <text:p text:style-name="P13"><text:span text:style-name="T16">(Icon)</text:span><text:span text:style-name="T8">Library Content Management</text:span> </text:p>
      <text:p text:style-name="P13">Sahih Classrooms Cloud delivers your content faster &amp; secure regardless of location or time zone of users. Upload or embed any kind of content such as DOC, PPT, PDF, HTML. JPEP... and share it with your students</text:p>
      <text:p text:style-name="P13"/>
      <text:p text:style-name="P15"><text:span text:style-name="T15">(Icon)</text:span>Administration</text:p>
      <text:p text:style-name="P13"><text:soft-page-break/>Personalised Dashboard, Organise and display courses the way you want, and view at a glance current tasks and messages...</text:p>
      <text:p text:style-name="P13"/>
      <text:p text:style-name="P15"><text:span text:style-name="T15">(Icon)</text:span>Guaranteed Payments</text:p>
      <text:p text:style-name="P13">Sahih Classrooms safely collects on your behalf the value of your tutoring services and send you notifications when the course is paid. We periodically receive payment related to courses you have provided</text:p>
      <text:p text:style-name="P13"/>
      <text:p text:style-name="P15"><text:span text:style-name="T15">(Icon)</text:span>Scheduling classes</text:p>
      <text:p text:style-name="P13">All-in-one calendar helps you keep track of your activity or company calendar,</text:p>
      <text:p text:style-name="P13">course deadlines, group meetings, and other personal events.</text:p>
      <text:p text:style-name="Standard"/>
      <text:p text:style-name="P13"/>
      <text:p text:style-name="P15"><text:span text:style-name="T15">(Icon)</text:span>Progress support</text:p>
      <text:p text:style-name="P13">Tutors and learners can track progress and completion with an array of options for tracking individual activities or resources and at course level.</text:p>
      <text:p text:style-name="P13"/>
      <text:p text:style-name="P13"/>
      <text:p text:style-name="P15"><text:span text:style-name="T15">(Icon)</text:span>Media Support</text:p>
      <text:p text:style-name="P13">A built-in media support enables you to easily search for and insert video and audio</text:p>
      <text:p text:style-name="P13">files in your courses</text:p>
      <text:p text:style-name="P13"/>
      <text:p text:style-name="P13"/>
      <text:p text:style-name="P15"><text:span text:style-name="T15">(Icon)</text:span>Group activity</text:p>
      <text:p text:style-name="P13">Group management to allow group learners to share courses, differentiate activities</text:p>
      <text:p text:style-name="P13">and facilitate team work.</text:p>
      <text:p text:style-name="P13"/>
      <text:p text:style-name="P13"/>
      <text:p text:style-name="P15"><text:span text:style-name="T15">(Icon)</text:span>In-line marking</text:p>
      <text:p text:style-name="P13">In-line marking to easily review and provide in-line feedback by annotating files directly within browser</text:p>
      <text:p text:style-name="P13"/>
      <text:p text:style-name="P13"/>
      <text:p text:style-name="P15"><text:span text:style-name="T15">(Icon)</text:span>Multi-Language Support</text:p>
      <text:p text:style-name="P13">This intuitive and powerful feature allows you to set languages based on the group the users belong to.</text:p>
      <text:p text:style-name="P13"/>
      <text:p text:style-name="P15"><text:span text:style-name="T15">(Icon)</text:span>Online Virtual Classroom</text:p>
      <text:p text:style-name="Standard"><text:span text:style-name="T2">Sahih Classrooms </text:span><text:a xlink:type="simple" xlink:href="https://www.braincert.com/online-virtual-classroom" text:style-name="Internet_20_link" text:visited-style-name="Visited_20_Internet_20_Link"><text:span text:style-name="T4">Virtual Classroom</text:span></text:a><text:span text:style-name="T2"> provides the essential features needed for seamless synchronous and asynchronous collaboration capabilities between presenter (teacher) and</text:span></text:p>
      <text:p text:style-name="P13">attendees (students).</text:p>
      <text:p text:style-name="P13"/>
      <text:p text:style-name="P15"><text:span text:style-name="T15">(Icon) </text:span>Interactive Whiteboards</text:p>
      <text:p text:style-name="P13">Live whiteboard for tutors and groups where annotations are automatically displayed back to the students in real-time. Enabling tutors to share audio, slides, chat, video, and desktop screen with students.</text:p>
      <text:p text:style-name="P13"/>
      <text:p text:style-name="Standard"><text:soft-page-break/><text:span text:style-name="T15">(Icon) </text:span><text:span text:style-name="T3">Presenters </text:span><text:span text:style-name="T8">control</text:span></text:p>
      <text:p text:style-name="P13">Presenters have the ability to zoom, highlight, draw and write on presentations making their points clearer to remote students.</text:p>
      <text:p text:style-name="P13"/>
      <text:p text:style-name="P13"/>
      <text:p text:style-name="P15"><text:span text:style-name="T15">(Icon)</text:span>Live Notifications</text:p>
      <text:p text:style-name="P13">Send live in-site notifications about product updates and important messages to engage with users precisely when they are using your learning portal.</text:p>
      <text:p text:style-name="P13"/>
      <text:p text:style-name="P13"/>
      <text:p text:style-name="P15"><text:span text:style-name="T15">(Icon)</text:span>High Quality voice</text:p>
      <text:p text:style-name="P13">Integrated Audio Conferencing. Multiple Speakers to maximize interaction between</text:p>
      <text:p text:style-name="P13">presenter and attendees during a live class. <text:s text:c="2"/></text:p>
      <text:p text:style-name="P13"/>
      <text:p text:style-name="Standard"><text:span text:style-name="T15">(Icon)</text:span><text:span text:style-name="T3">Live Cha</text:span>t</text:p>
      <text:p text:style-name="P13">Group text chat is available to interact with tutor and students in during live class. Collaborative chat for everything from discussing class aspects, to sharing useful info.</text:p>
      <text:p text:style-name="P13"/>
      <text:p text:style-name="P13"/>
      <text:p text:style-name="P15"><text:span text:style-name="T15">(Icon)</text:span>Session Recording</text:p>
      <text:p text:style-name="P13">If tutor allows recording, this is the unique way to record a meeting, as it provides the ability for different workflows saving the slides, chat, audio, desktop, whiteboard ...</text:p>
      <text:p text:style-name="P17"/>
      <text:p text:style-name="P15"><text:span text:style-name="T15">(Icon)</text:span>Playback</text:p>
      <text:p text:style-name="P13">Recording can be replayed by authorised students. A smart way for your students to review course or for absent students to catch up and keep on track!</text:p>
      <text:p text:style-name="P17"/>
      <text:p text:style-name="P13"/>
      <text:p text:style-name="P15"><text:span text:style-name="T15">(Icon)</text:span>Powerful Moderation Tools</text:p>
      <text:p text:style-name="P13">Grant webcam &amp; microphone access for participants, allow/disallow whiteboard control, sharing documents &amp; presentations, and screen sharing.</text:p>
      <text:p text:style-name="P13"/>
      <text:p text:style-name="P13"><text:span text:style-name="T16">(Icon)</text:span>'<text:span text:style-name="T8">Raise Hand' Feature</text:span></text:p>
      <text:p text:style-name="P13">Students can use the 'raise hand' feature to get the teacher's attention to ask questions similar to hand-raising in the physical classroom.</text:p>
      <text:p text:style-name="P15"/>
      <text:p text:style-name="P15"><text:span text:style-name="T15">(Icon)</text:span>Built-in polling</text:p>
      <text:p text:style-name="P13">The online polling feature is a must in a virtual classroom to get attendees feedback. Arrange online polls with questions and receive answers instantly</text:p>
      <text:p text:style-name="P13"/>
      <text:p text:style-name="P15"><text:span text:style-name="T15">(Icon)</text:span>Secure E-mail Invitation</text:p>
      <text:p text:style-name="P13">Send an e-mail invite with a secure link generated automatically to allow attendees <text:s/>to join your live sessions.</text:p>
      <text:p text:style-name="P13"/>
      <text:p text:style-name="P15"><text:span text:style-name="T15">(Icon)</text:span>Free training available</text:p>
      <text:p text:style-name="P13">If you need help or support to use our system, <text:s/>free online training session can be organised to help new tutors create the best learning environment.</text:p>
      <text:p text:style-name="P13"><text:soft-page-break/></text:p>
      <text:p text:style-name="P13"/>
      <text:p text:style-name="P13"/>
      <text:p text:style-name="P16">(Image)</text:p>
      <text:list xml:id="list2694524417009983076" text:style-name="L2">
        <text:list-header>
          <text:p text:style-name="P24">We carefully select our tutors to ensure that the main goal of our platform is understood and accepted. Please read our <text:span text:style-name="T8">general terms</text:span> and <text:span text:style-name="T8">tutor terms</text:span></text:p>
          <text:p text:style-name="P24"/>
          <text:p text:style-name="P24"/>
          <text:p text:style-name="P24"><text:span text:style-name="T16">(Icon) </text:span>1 Apply online or by email <text:span text:style-name="T17">(email address to add later)</text:span></text:p>
        </text:list-header>
      </text:list>
      <text:p text:style-name="P13"/>
      <text:p text:style-name="P13"/>
      <text:list xml:id="list25233533" text:continue-numbering="true" text:style-name="L2">
        <text:list-header>
          <text:p text:style-name="P24"><text:span text:style-name="T16">(Icon) </text:span>2 <text:s/>Get verified <text:s/></text:p>
        </text:list-header>
      </text:list>
      <text:p text:style-name="P13"/>
      <text:p text:style-name="P13"/>
      <text:list xml:id="list25215031" text:continue-numbering="true" text:style-name="L2">
        <text:list-header>
          <text:p text:style-name="P24"><text:span text:style-name="T16">(Icon) </text:span>3 Access your account and start selling courses</text:p>
          <text:p text:style-name="P24"/>
        </text:list-header>
      </text:list>
      <text:p text:style-name="P13"/>
      <text:p text:style-name="P14">Our deepest concern in to teach in harmony with Islam</text:p>
      <text:p text:style-name="P13"/>
      <text:list xml:id="list25235135" text:continue-numbering="true" text:style-name="L2">
        <text:list-header>
          <text:p text:style-name="P26">APPLY NOW<text:span text:style-name="T14"> </text:span><text:span text:style-name="T17">(Big and colored background)</text:span></text:p>
          <text:p text:style-name="P24"/>
        </text:list-header>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Symbol" svg:font-family="OpenSymbol"/>
    <style:font-face style:name="Raleway" svg:font-family="Raleway, proxima-nova, Arial, Helvetica, sans-serif"/>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2cm" fo:margin-right="1.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Odile Assa</meta:initial-creator>
    <meta:creation-date>2017-05-24T02:57:23.53</meta:creation-date>
    <dc:date>2017-08-01T05:03:25.61</dc:date>
    <dc:creator>Marie-Odile Assa</dc:creator>
    <meta:editing-duration>P1DT8H2M45S</meta:editing-duration>
    <meta:editing-cycles>402</meta:editing-cycles>
    <meta:generator>OpenOffice/4.1.0$Win32 OpenOffice.org_project/410m18$Build-9764</meta:generator>
    <meta:document-statistic meta:table-count="0" meta:image-count="0" meta:object-count="0" meta:page-count="6" meta:paragraph-count="101" meta:word-count="1232" meta:character-count="8219"/>
  </office:meta>
</office:document-meta>
</file>